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6ca5"/>
    </style:style>
    <style:style style:name="P2" style:family="paragraph" style:parent-style-name="Preformatted_20_Text">
      <style:text-properties officeooo:rsid="000a2a8e" officeooo:paragraph-rsid="000a2a8e"/>
    </style:style>
    <style:style style:name="P3" style:family="paragraph" style:parent-style-name="Preformatted_20_Text">
      <style:text-properties officeooo:rsid="000c0b6a" officeooo:paragraph-rsid="000c0b6a"/>
    </style:style>
    <style:style style:name="P4" style:family="paragraph" style:parent-style-name="Preformatted_20_Text">
      <style:text-properties officeooo:rsid="000c0b6a" officeooo:paragraph-rsid="000ce5c0"/>
    </style:style>
    <style:style style:name="P5" style:family="paragraph" style:parent-style-name="Preformatted_20_Text">
      <style:text-properties officeooo:rsid="000e0f74" officeooo:paragraph-rsid="000e0f74"/>
    </style:style>
    <style:style style:name="P6" style:family="paragraph" style:parent-style-name="Preformatted_20_Text">
      <style:text-properties officeooo:rsid="000ef220" officeooo:paragraph-rsid="000ef220"/>
    </style:style>
    <style:style style:name="P7" style:family="paragraph" style:parent-style-name="Preformatted_20_Text">
      <style:text-properties officeooo:rsid="000f74d8" officeooo:paragraph-rsid="000f74d8"/>
    </style:style>
    <style:style style:name="P8" style:family="paragraph" style:parent-style-name="Preformatted_20_Text">
      <style:text-properties officeooo:rsid="00116953" officeooo:paragraph-rsid="00116953"/>
    </style:style>
    <style:style style:name="P9" style:family="paragraph" style:parent-style-name="Preformatted_20_Text">
      <style:text-properties officeooo:rsid="00141c4c" officeooo:paragraph-rsid="00141c4c"/>
    </style:style>
    <style:style style:name="P10" style:family="paragraph" style:parent-style-name="Preformatted_20_Text">
      <style:text-properties officeooo:rsid="0014c805" officeooo:paragraph-rsid="0014c805"/>
    </style:style>
    <style:style style:name="P11" style:family="paragraph" style:parent-style-name="Preformatted_20_Text">
      <style:text-properties officeooo:rsid="00169030" officeooo:paragraph-rsid="00169030"/>
    </style:style>
    <style:style style:name="P12" style:family="paragraph" style:parent-style-name="Preformatted_20_Text">
      <style:text-properties officeooo:rsid="001c8a6c" officeooo:paragraph-rsid="001c8a6c"/>
    </style:style>
    <style:style style:name="P13" style:family="paragraph" style:parent-style-name="Preformatted_20_Text">
      <style:text-properties officeooo:paragraph-rsid="001c8a6c"/>
    </style:style>
    <style:style style:name="P14" style:family="paragraph" style:parent-style-name="Preformatted_20_Text">
      <style:text-properties officeooo:rsid="001e5950" officeooo:paragraph-rsid="001e5950"/>
    </style:style>
    <style:style style:name="P15" style:family="paragraph" style:parent-style-name="Preformatted_20_Text">
      <style:text-properties officeooo:rsid="001fe111" officeooo:paragraph-rsid="001fe111"/>
    </style:style>
    <style:style style:name="P16" style:family="paragraph" style:parent-style-name="Preformatted_20_Text">
      <style:text-properties officeooo:rsid="00053bed" officeooo:paragraph-rsid="0006feba"/>
    </style:style>
    <style:style style:name="P17" style:family="paragraph" style:parent-style-name="Preformatted_20_Text">
      <style:text-properties officeooo:rsid="00086ca5" officeooo:paragraph-rsid="00086ca5"/>
    </style:style>
    <style:style style:name="P18" style:family="paragraph" style:parent-style-name="Preformatted_20_Text">
      <style:text-properties officeooo:paragraph-rsid="002220e4"/>
    </style:style>
    <style:style style:name="P19" style:family="paragraph" style:parent-style-name="Preformatted_20_Text">
      <style:text-properties officeooo:rsid="001a2837" officeooo:paragraph-rsid="001c082d"/>
    </style:style>
    <style:style style:name="P20" style:family="paragraph" style:parent-style-name="Preformatted_20_Text">
      <style:text-properties officeooo:rsid="001a2837" officeooo:paragraph-rsid="0024132b"/>
    </style:style>
    <style:style style:name="P21" style:family="paragraph" style:parent-style-name="Preformatted_20_Text">
      <style:text-properties officeooo:rsid="001a2837" officeooo:paragraph-rsid="00249328"/>
    </style:style>
    <style:style style:name="P22" style:family="paragraph" style:parent-style-name="Preformatted_20_Text">
      <style:text-properties officeooo:rsid="001e5950" officeooo:paragraph-rsid="001e5950"/>
    </style:style>
    <style:style style:name="P23" style:family="paragraph" style:parent-style-name="Preformatted_20_Text">
      <style:text-properties officeooo:rsid="00249328" officeooo:paragraph-rsid="00249328"/>
    </style:style>
    <style:style style:name="T1" style:family="text">
      <style:text-properties officeooo:rsid="00086ca5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86ca5" fo:background-color="#ffff00" loext:char-shading-value="0"/>
    </style:style>
    <style:style style:name="T4" style:family="text">
      <style:text-properties officeooo:rsid="000ce5c0"/>
    </style:style>
    <style:style style:name="T5" style:family="text">
      <style:text-properties fo:background-color="#3399ff" loext:char-shading-value="0"/>
    </style:style>
    <style:style style:name="T6" style:family="text">
      <style:text-properties officeooo:rsid="002220e4" fo:background-color="#3399ff" loext:char-shading-value="0"/>
    </style:style>
    <style:style style:name="T7" style:family="text">
      <style:text-properties officeooo:rsid="001c082d"/>
    </style:style>
    <style:style style:name="T8" style:family="text">
      <style:text-properties officeooo:rsid="001c8a6c"/>
    </style:style>
    <style:style style:name="T9" style:family="text">
      <style:text-properties officeooo:rsid="002220e4"/>
    </style:style>
    <style:style style:name="T10" style:family="text">
      <style:text-properties officeooo:rsid="002220e4" fo:background-color="transparent" loext:char-shading-value="0"/>
    </style:style>
    <style:style style:name="T11" style:family="text">
      <style:text-properties officeooo:rsid="00249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ifiMonitor收到CTRL-EVENT-SCAN-RESULTS消息</text:p>
      <text:p text:style-name="P18"><text:span text:style-name="T9">wifionitor最終調用handleEvent方法向wifiStateMachine發送 </text:span><text:span text:style-name="T10">SCAN_RESULTS_EVENT</text:span></text:p>
      <text:p text:style-name="P17">public void run() {</text:p>
      <text:p text:style-name="P17"><text:s text:c="12"/>//noinspection InfiniteLoopStatement</text:p>
      <text:p text:style-name="P17"><text:s text:c="12"/>for (;;) {</text:p>
      <text:p text:style-name="P17"><text:s text:c="16"/>String eventStr = mWifiNative.waitForEvent();</text:p>
      <text:p text:style-name="P1"/>
      <text:p text:style-name="P17"><text:s text:c="16"/>// Skip logging the common but mostly uninteresting scan-results event</text:p>
      <text:p text:style-name="P17"><text:s text:c="16"/>if (DBG &amp;&amp; eventStr.indexOf(SCAN_RESULTS_STR) == -1) {</text:p>
      <text:p text:style-name="P17"><text:s text:c="20"/>Log.d(TAG, "Event [" + eventStr + "]");</text:p>
      <text:p text:style-name="P17"><text:s text:c="16"/>}</text:p>
      <text:p text:style-name="P1"/>
      <text:p text:style-name="P1"><text:span text:style-name="T1"><text:s text:c="16"/>if (mWifiMonitorSingleton.</text:span><text:span text:style-name="T3">dispatchEvent(eventStr)</text:span><text:span text:style-name="T1">) {</text:span></text:p>
      <text:p text:style-name="P17"><text:s text:c="20"/>if (DBG) Log.d(TAG, "Disconnecting from the supplicant, no more events");</text:p>
      <text:p text:style-name="P17"><text:s text:c="20"/>break;</text:p>
      <text:p text:style-name="P17"><text:s text:c="16"/>}</text:p>
      <text:p text:style-name="P1"><text:span text:style-name="T1"><text:s text:c="12"/>}</text:span> </text:p>
      <text:p text:style-name="P2">private synchronized boolean <text:span text:style-name="T2">dispatchEvent</text:span>(String eventStr) </text:p>
      <text:p text:style-name="P2">{</text:p>
      <text:p text:style-name="P3">WifiMonitor m = mIfaceMap.get(iface);</text:p>
      <text:p text:style-name="P3"><text:s text:c="12"/>if (m != null) {</text:p>
      <text:p text:style-name="P3"><text:s text:c="16"/>if (m.mMonitoring) {</text:p>
      <text:p text:style-name="P3"><text:s text:c="20"/>if (<text:span text:style-name="T5">m.dispatchEvent(eventStr, iface)</text:span>) {</text:p>
      <text:p text:style-name="P3"><text:s text:c="24"/>mConnected = false;</text:p>
      <text:p text:style-name="P3"><text:s text:c="24"/>return true;</text:p>
      <text:p text:style-name="P3"><text:s text:c="20"/>}</text:p>
      <text:p text:style-name="P4"><text:tab/><text:span text:style-name="T4"> return false;</text:span></text:p>
      <text:p text:style-name="P3"><text:tab/>}</text:p>
      <text:p text:style-name="P3"><text:tab/>...</text:p>
      <text:p text:style-name="P3"><text:s text:c="11"/>}.....</text:p>
      <text:p text:style-name="P2">}</text:p>
      <text:p text:style-name="P2"/>
      <text:p text:style-name="P5">private boolean <text:span text:style-name="T5">dispatchEvent</text:span>(String eventStr, String iface) </text:p>
      <text:p text:style-name="P6">{</text:p>
      <text:p text:style-name="P8"><text:s/><text:tab/>if ((event == SSID_TEMP_DISABLE)||(event == SSID_REENABLE)) </text:p>
      <text:p text:style-name="P8"><text:tab/>{…}</text:p>
      <text:p text:style-name="P8"><text:tab/>...</text:p>
      <text:p text:style-name="P7"><text:tab/>else {</text:p>
      <text:p text:style-name="P7"><text:s text:c="16"/><text:span text:style-name="T5">handleEvent</text:span>(event, eventData);</text:p>
      <text:p text:style-name="P7"><text:s text:c="8"/><text:tab/>}...</text:p>
      <text:p text:style-name="P9">return false;</text:p>
      <text:p text:style-name="P6">}</text:p>
      <text:p text:style-name="P6"/>
      <text:p text:style-name="P10"><text:s/>void <text:span text:style-name="T5">handleEvent</text:span>(int event, String remainder) </text:p>
      <text:p text:style-name="P10">{</text:p>
      <text:p text:style-name="P11"><text:s/>case SCAN_RESULTS:</text:p>
      <text:p text:style-name="P11"><text:s text:c="16"/>mStateMachine.<text:span text:style-name="T5">sendMessage(SCAN_RESULTS_EVENT)</text:span>;</text:p>
      <text:p text:style-name="P11"><text:s text:c="16"/>break;</text:p>
      <text:p text:style-name="P10">}</text:p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由DisconnectedState<text:span text:style-name="T11">該</text:span>處理消息,最終<text:span text:style-name="T7">交由SupplicantStartedState處理</text:span></text:p>
      <text:p text:style-name="P21"><text:span text:style-name="T7">SupplicantStartedState從wpa_s获取扫描结果并保存，然后发送结果可用的广播</text:span></text:p>
      <text:p text:style-name="P12">{</text:p>
      <text:p text:style-name="P12"><text:s/>case WifiMonitor.SCAN_RESULTS_EVENT:</text:p>
      <text:p text:style-name="P12"><text:s text:c="20"/>closeRadioScanStats();</text:p>
      <text:p text:style-name="P12"><text:s text:c="20"/>noteScanEnd();</text:p>
      <text:p text:style-name="P13"><text:span text:style-name="T8"><text:s text:c="20"/>setScanResults();//</text:span>从wpa_s获取扫描结果，并保存</text:p>
      <text:p text:style-name="P12"><text:s text:c="20"/>if (mIsFullScanOngoing) {</text:p>
      <text:p text:style-name="P12"><text:s text:c="24"/>/* Just updated results from full scan, let apps know about this */</text:p>
      <text:p text:style-name="P12"><text:s text:c="24"/><text:span text:style-name="T5">sendScanResultsAvailableBroadcast</text:span>();</text:p>
      <text:p text:style-name="P12"><text:s text:c="20"/>}</text:p>
      <text:p text:style-name="P12"><text:s text:c="20"/>mIsScanOngoing = false;</text:p>
      <text:p text:style-name="P12"><text:s text:c="20"/>mIsFullScanOngoing = false;</text:p>
      <text:p text:style-name="P12"><text:s text:c="20"/>if (mBufferedScanMsg.size() &gt; 0)</text:p>
      <text:p text:style-name="P12"><text:s text:c="24"/>sendMessage(mBufferedScanMsg.remove());</text:p>
      <text:p text:style-name="P12"><text:s text:c="20"/>break;</text:p>
      <text:p text:style-name="P12">}</text:p>
      <text:p text:style-name="P12"/>
      <text:p text:style-name="P14">void <text:span text:style-name="T5">sendScanResultsAvailableBroadcast</text:span>()</text:p>
      <text:p text:style-name="P14">{</text:p>
      <text:p text:style-name="P15">Intent intent = new Intent(<text:span text:style-name="T5">WifiManager.SCAN_RESULTS_AVAILABLE_ACTION</text:span>);</text:p>
      <text:p text:style-name="P15"><text:s text:c="8"/>intent.addFlags(Intent.FLAG_RECEIVER_REGISTERED_ONLY_BEFORE_BOOT);</text:p>
      <text:p text:style-name="P15"><text:s text:c="8"/>mContext.sendBroadcastAsUser(intent, UserHandle.ALL);</text:p>
      <text:p text:style-name="P14">}</text:p>
      <text:p text:style-name="P23">wifiSettings收到廣播，更新列表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4T10:03:59.472239592</dc:date>
    <meta:generator>LibreOffice/4.2.8.2$Linux_X86_64 LibreOffice_project/420m0$Build-2</meta:generator>
    <meta:editing-duration>PT1H3M50S</meta:editing-duration>
    <meta:editing-cycles>32</meta:editing-cycles>
    <meta:document-statistic meta:table-count="0" meta:image-count="0" meta:object-count="0" meta:page-count="2" meta:paragraph-count="69" meta:word-count="251" meta:character-count="2414" meta:non-whitespace-character-count="1645"/>
  </office:meta>
</office:document-meta>
</file>